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1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6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615cm" fo:min-width="0.413cm"/>
    </style:style>
    <style:style style:name="gr8" style:family="graphic" style:parent-style-name="standard">
      <style:graphic-properties draw:textarea-horizontal-align="justify" draw:textarea-vertical-align="middle" draw:auto-grow-height="false" fo:min-height="0.158cm" fo:min-width="0.146cm"/>
    </style:style>
    <style:style style:name="gr9" style:family="graphic" style:parent-style-name="standard">
      <style:graphic-properties draw:textarea-horizontal-align="justify" draw:textarea-vertical-align="middle" draw:auto-grow-height="false" fo:min-height="0.614cm" fo:min-width="0.413cm"/>
    </style:style>
    <style:style style:name="gr10" style:family="graphic" style:parent-style-name="standard">
      <style:graphic-properties draw:textarea-horizontal-align="justify" draw:textarea-vertical-align="middle" draw:auto-grow-height="false" fo:min-height="0.157cm" fo:min-width="0.1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.4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.418cm"/>
    </style:style>
    <style:style style:name="gr15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1.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0.5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594cm"/>
    </style:style>
    <style:style style:name="gr21" style:family="graphic" style:parent-style-name="standard">
      <style:graphic-properties draw:textarea-horizontal-align="justify" draw:textarea-vertical-align="middle" draw:auto-grow-height="false" fo:min-height="0.971cm" fo:min-width="0.867cm"/>
    </style:style>
    <style:style style:name="gr22" style:family="graphic" style:parent-style-name="standard">
      <style:graphic-properties draw:textarea-horizontal-align="justify" draw:textarea-vertical-align="middle" draw:auto-grow-height="false" fo:min-height="0.972cm" fo:min-width="0.864cm"/>
    </style:style>
    <style:style style:name="gr23" style:family="graphic" style:parent-style-name="standard">
      <style:graphic-properties draw:textarea-horizontal-align="justify" draw:textarea-vertical-align="middle" draw:auto-grow-height="false" fo:min-height="0.972cm" fo:min-width="0.867cm"/>
    </style:style>
    <style:style style:name="gr24" style:family="graphic" style:parent-style-name="standard">
      <style:graphic-properties draw:textarea-horizontal-align="justify" draw:textarea-vertical-align="middle" draw:auto-grow-height="false" fo:min-height="0.95cm" fo:min-width="0.87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95cm" fo:min-width="0.814cm"/>
    </style:style>
    <style:style style:name="gr27" style:family="graphic" style:parent-style-name="standard">
      <style:graphic-properties draw:textarea-horizontal-align="justify" draw:textarea-vertical-align="middle" draw:auto-grow-height="false" fo:min-height="0.95cm" fo:min-width="0.8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8.224cm" svg:height="0.962cm" svg:x="3.1cm" svg:y="1.9cm">
          <draw:text-box>
            <text:p text:style-name="P1"><text:span text:style-name="T1">Rotação simples a Direita</text:span></text:p>
          </draw:text-box>
        </draw:frame>
        <draw:custom-shape draw:style-name="gr2" draw:text-style-name="P3" draw:layer="layout" svg:width="1.3cm" svg:height="1.2cm" svg:x="4.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cm" svg:height="1.2cm" svg:x="3.8cm" svg:y="8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3cm" svg:height="1.2cm" svg:x="1.5cm" svg:y="8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3cm" svg:height="1.2cm" svg:x="2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cm" svg:height="1.2cm" svg:x="6.4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4.7cm" svg:y1="4.9cm" svg:x2="3.6cm" svg:y2="6.3cm">
          <text:p/>
        </draw:line>
        <draw:line draw:style-name="gr4" draw:text-style-name="P4" draw:layer="layout" svg:x1="5.7cm" svg:y1="4.9cm" svg:x2="7cm" svg:y2="6cm">
          <text:p/>
        </draw:line>
        <draw:line draw:style-name="gr4" draw:text-style-name="P4" draw:layer="layout" svg:x1="2.7cm" svg:y1="7.1cm" svg:x2="2.1cm" svg:y2="8.4cm">
          <text:p/>
        </draw:line>
        <draw:line draw:style-name="gr4" draw:text-style-name="P4" draw:layer="layout" svg:x1="3.6cm" svg:y1="7.1cm" svg:x2="4.5cm" svg:y2="8.2cm">
          <text:p/>
        </draw:line>
        <draw:frame draw:style-name="gr1" draw:text-style-name="P6" draw:layer="layout" svg:width="0.942cm" svg:height="0.806cm" svg:x="6.158cm" svg:y="3.8cm">
          <draw:text-box>
            <text:p text:style-name="P5"><text:span text:style-name="T2">-2</text:span></text:p>
          </draw:text-box>
        </draw:frame>
        <draw:frame draw:style-name="gr1" draw:text-style-name="P6" draw:layer="layout" svg:width="0.777cm" svg:height="0.806cm" svg:x="7.623cm" svg:y="5.8cm">
          <draw:text-box>
            <text:p><text:span text:style-name="T2">h</text:span></text:p>
          </draw:text-box>
        </draw:frame>
        <draw:frame draw:style-name="gr5" draw:text-style-name="P6" draw:layer="layout" svg:width="0.777cm" svg:height="0.806cm" svg:x="4.9cm" svg:y="8.2cm">
          <draw:text-box>
            <text:p><text:span text:style-name="T2">h</text:span></text:p>
          </draw:text-box>
        </draw:frame>
        <draw:frame draw:style-name="gr6" draw:text-style-name="P6" draw:layer="layout" svg:width="1.34cm" svg:height="0.906cm" svg:x="2.5cm" svg:y="8.394cm">
          <draw:text-box>
            <text:p><text:span text:style-name="T2">h+1</text:span></text:p>
          </draw:text-box>
        </draw:frame>
        <draw:frame draw:style-name="gr1" draw:text-style-name="P7" draw:layer="layout" svg:width="0.925cm" svg:height="0.962cm" svg:x="4.8cm" svg:y="4cm">
          <draw:text-box>
            <text:p>A</text:p>
          </draw:text-box>
        </draw:frame>
        <draw:frame draw:style-name="gr1" draw:text-style-name="P7" draw:layer="layout" svg:width="0.925cm" svg:height="0.962cm" svg:x="2.7cm" svg:y="6.2cm">
          <draw:text-box>
            <text:p>B</text:p>
          </draw:text-box>
        </draw:frame>
        <draw:frame draw:style-name="gr1" draw:text-style-name="P6" draw:layer="layout" svg:width="0.942cm" svg:height="0.806cm" svg:x="1.958cm" svg:y="5.6cm">
          <draw:text-box>
            <text:p><text:span text:style-name="T2">-1</text:span></text:p>
          </draw:text-box>
        </draw:frame>
        <draw:custom-shape draw:style-name="gr7" draw:text-style-name="P3" draw:layer="layout" svg:width="1.291cm" svg:height="1.221cm" svg:x="13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291cm" svg:height="1.222cm" svg:x="12.728cm" svg:y="8.2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3" draw:layer="layout" svg:width="1.291cm" svg:height="1.222cm" svg:x="11.49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.291cm" svg:height="1.221cm" svg:x="15.309cm" svg:y="6.0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13.621cm" svg:y1="4.882cm" svg:x2="13.399cm" svg:y2="8.3cm">
          <text:p/>
        </draw:line>
        <draw:line draw:style-name="gr4" draw:text-style-name="P4" draw:layer="layout" svg:x1="14.614cm" svg:y1="4.882cm" svg:x2="15.905cm" svg:y2="6.002cm">
          <text:p/>
        </draw:line>
        <draw:line draw:style-name="gr4" draw:text-style-name="P4" draw:layer="layout" svg:x1="11.636cm" svg:y1="7.122cm" svg:x2="11.04cm" svg:y2="8.445cm">
          <text:p/>
        </draw:line>
        <draw:line draw:style-name="gr4" draw:text-style-name="P4" draw:layer="layout" svg:x1="12.499cm" svg:y1="6.1cm" svg:x2="13.599cm" svg:y2="4.8cm">
          <text:p/>
        </draw:line>
        <draw:frame draw:style-name="gr11" draw:text-style-name="P6" draw:layer="layout" svg:width="0.771cm" svg:height="0.821cm" svg:x="13.82cm" svg:y="8.241cm">
          <draw:text-box>
            <text:p><text:span text:style-name="T2">h</text:span></text:p>
          </draw:text-box>
        </draw:frame>
        <draw:frame draw:style-name="gr12" draw:text-style-name="P6" draw:layer="layout" svg:width="1.563cm" svg:height="1.361cm" svg:x="11.437cm" svg:y="8.439cm">
          <draw:text-box>
            <text:p><text:span text:style-name="T2">h+1</text:span></text:p>
          </draw:text-box>
        </draw:frame>
        <draw:frame draw:style-name="gr13" draw:text-style-name="P7" draw:layer="layout" svg:width="0.918cm" svg:height="0.979cm" svg:x="13.721cm" svg:y="3.966cm">
          <draw:text-box>
            <text:p>A</text:p>
          </draw:text-box>
        </draw:frame>
        <draw:frame draw:style-name="gr14" draw:text-style-name="P7" draw:layer="layout" svg:width="0.918cm" svg:height="0.98cm" svg:x="11.636cm" svg:y="6.205cm">
          <draw:text-box>
            <text:p>B</text:p>
          </draw:text-box>
        </draw:frame>
        <draw:custom-shape draw:style-name="gr3" draw:text-style-name="P3" draw:layer="layout" svg:width="1.3cm" svg:height="1.2cm" svg:x="10.399cm" svg:y="8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3" draw:layer="layout" svg:width="1.4cm" svg:height="0.8cm" svg:x="9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6" draw:layer="layout" svg:width="0.777cm" svg:height="0.806cm" svg:x="16.523cm" svg:y="5.9cm">
          <draw:text-box>
            <text:p><text:span text:style-name="T2">h</text:span></text:p>
          </draw:text-box>
        </draw:frame>
        <draw:custom-shape draw:style-name="gr2" draw:text-style-name="P3" draw:layer="layout" svg:width="1.3cm" svg:height="1.2cm" svg:x="22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cm" svg:height="1.2cm" svg:x="25.8cm" svg:y="8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3cm" svg:height="1.2cm" svg:x="23.4cm" svg:y="8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.3cm" svg:height="1.2cm" svg:x="24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cm" svg:height="1.2cm" svg:x="20.8cm" svg:y="6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22.7cm" svg:y1="5.3cm" svg:x2="21.6cm" svg:y2="6.7cm">
          <text:p/>
        </draw:line>
        <draw:line draw:style-name="gr4" draw:text-style-name="P4" draw:layer="layout" svg:x1="23.7cm" svg:y1="5.3cm" svg:x2="25cm" svg:y2="6.4cm">
          <text:p/>
        </draw:line>
        <draw:line draw:style-name="gr4" draw:text-style-name="P4" draw:layer="layout" svg:x1="24.6cm" svg:y1="7.5cm" svg:x2="24cm" svg:y2="8.8cm">
          <text:p/>
        </draw:line>
        <draw:line draw:style-name="gr4" draw:text-style-name="P4" draw:layer="layout" svg:x1="25.5cm" svg:y1="7.5cm" svg:x2="26.4cm" svg:y2="8.6cm">
          <text:p/>
        </draw:line>
        <draw:frame draw:style-name="gr1" draw:text-style-name="P6" draw:layer="layout" svg:width="0.777cm" svg:height="0.806cm" svg:x="24.158cm" svg:y="4.2cm">
          <draw:text-box>
            <text:p text:style-name="P5"><text:span text:style-name="T2">0</text:span></text:p>
          </draw:text-box>
        </draw:frame>
        <draw:frame draw:style-name="gr5" draw:text-style-name="P6" draw:layer="layout" svg:width="0.777cm" svg:height="0.806cm" svg:x="22.9cm" svg:y="8.6cm">
          <draw:text-box>
            <text:p><text:span text:style-name="T2">h</text:span></text:p>
          </draw:text-box>
        </draw:frame>
        <draw:frame draw:style-name="gr6" draw:text-style-name="P6" draw:layer="layout" svg:width="1.34cm" svg:height="0.906cm" svg:x="19.4cm" svg:y="6.9cm">
          <draw:text-box>
            <text:p><text:span text:style-name="T2">h+1</text:span></text:p>
          </draw:text-box>
        </draw:frame>
        <draw:frame draw:style-name="gr1" draw:text-style-name="P7" draw:layer="layout" svg:width="0.925cm" svg:height="0.962cm" svg:x="24.6cm" svg:y="6.638cm">
          <draw:text-box>
            <text:p>A</text:p>
          </draw:text-box>
        </draw:frame>
        <draw:frame draw:style-name="gr1" draw:text-style-name="P7" draw:layer="layout" svg:width="0.925cm" svg:height="0.962cm" svg:x="22.875cm" svg:y="4.4cm">
          <draw:text-box>
            <text:p>B</text:p>
          </draw:text-box>
        </draw:frame>
        <draw:frame draw:style-name="gr1" draw:text-style-name="P6" draw:layer="layout" svg:width="0.777cm" svg:height="0.806cm" svg:x="23.858cm" svg:y="6cm">
          <draw:text-box>
            <text:p><text:span text:style-name="T2">0</text:span></text:p>
          </draw:text-box>
        </draw:frame>
        <draw:frame draw:style-name="gr5" draw:text-style-name="P6" draw:layer="layout" svg:width="0.777cm" svg:height="0.806cm" svg:x="26.823cm" svg:y="8.5cm">
          <draw:text-box>
            <text:p><text:span text:style-name="T2">h</text:span></text:p>
          </draw:text-box>
        </draw:frame>
        <draw:custom-shape draw:style-name="gr15" draw:text-style-name="P3" draw:layer="layout" svg:width="1.4cm" svg:height="0.8cm" svg:x="18.2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1.51cm" svg:height="1.2cm" svg:x="3.889cm" svg:y="12.90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6" draw:text-style-name="P3" draw:layer="layout" svg:width="1.51cm" svg:height="1.2cm" svg:x="4.818cm" svg:y="17.205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3" draw:layer="layout" svg:width="1.51cm" svg:height="1.2cm" svg:x="7.489cm" svg:y="17.305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3" draw:layer="layout" svg:width="1.51cm" svg:height="1.2cm" svg:x="6.328cm" svg:y="15.10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6" draw:text-style-name="P3" draw:layer="layout" svg:width="1.51cm" svg:height="1.2cm" svg:x="1.799cm" svg:y="15.005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5.283cm" svg:y1="13.905cm" svg:x2="6.56cm" svg:y2="15.305cm">
          <text:p/>
        </draw:line>
        <draw:line draw:style-name="gr4" draw:text-style-name="P4" draw:layer="layout" svg:x1="4.122cm" svg:y1="13.905cm" svg:x2="2.612cm" svg:y2="15.005cm">
          <text:p/>
        </draw:line>
        <draw:line draw:style-name="gr4" draw:text-style-name="P4" draw:layer="layout" svg:x1="7.605cm" svg:y1="16.105cm" svg:x2="8.302cm" svg:y2="17.405cm">
          <text:p/>
        </draw:line>
        <draw:line draw:style-name="gr4" draw:text-style-name="P4" draw:layer="layout" svg:x1="6.56cm" svg:y1="16.105cm" svg:x2="5.515cm" svg:y2="17.205cm">
          <text:p/>
        </draw:line>
        <draw:frame draw:style-name="gr17" draw:text-style-name="P6" draw:layer="layout" svg:width="1.094cm" svg:height="0.806cm" svg:x="5.599cm" svg:y="12.693cm">
          <draw:text-box>
            <text:p text:style-name="P5"><text:span text:style-name="T2">2</text:span></text:p>
          </draw:text-box>
        </draw:frame>
        <draw:frame draw:style-name="gr1" draw:text-style-name="P6" draw:layer="layout" svg:width="0.777cm" svg:height="0.806cm" svg:x="3.122cm" svg:y="15.005cm">
          <draw:text-box>
            <text:p><text:span text:style-name="T2">h</text:span></text:p>
          </draw:text-box>
        </draw:frame>
        <draw:frame draw:style-name="gr18" draw:text-style-name="P6" draw:layer="layout" svg:width="0.903cm" svg:height="0.806cm" svg:x="6.196cm" svg:y="17.199cm">
          <draw:text-box>
            <text:p><text:span text:style-name="T2">h</text:span></text:p>
          </draw:text-box>
        </draw:frame>
        <draw:frame draw:style-name="gr6" draw:text-style-name="P6" draw:layer="layout" svg:width="1.556cm" svg:height="0.906cm" svg:x="8.843cm" svg:y="17.305cm">
          <draw:text-box>
            <text:p><text:span text:style-name="T2">h+1</text:span></text:p>
          </draw:text-box>
        </draw:frame>
        <draw:frame draw:style-name="gr19" draw:text-style-name="P7" draw:layer="layout" svg:width="1.074cm" svg:height="0.962cm" svg:x="4.093cm" svg:y="13.005cm">
          <draw:text-box>
            <text:p>A</text:p>
          </draw:text-box>
        </draw:frame>
        <draw:frame draw:style-name="gr19" draw:text-style-name="P7" draw:layer="layout" svg:width="1.074cm" svg:height="0.962cm" svg:x="6.531cm" svg:y="15.205cm">
          <draw:text-box>
            <text:p>B</text:p>
          </draw:text-box>
        </draw:frame>
        <draw:frame draw:style-name="gr20" draw:text-style-name="P6" draw:layer="layout" svg:width="1.094cm" svg:height="0.806cm" svg:x="7.399cm" svg:y="14.399cm">
          <draw:text-box>
            <text:p><text:span text:style-name="T2">1</text:span></text:p>
          </draw:text-box>
        </draw:frame>
        <draw:frame draw:style-name="gr1" draw:text-style-name="P9" draw:layer="layout" svg:width="9.142cm" svg:height="0.962cm" svg:x="2.157cm" svg:y="10.737cm">
          <draw:text-box>
            <text:p text:style-name="P8"><text:span text:style-name="T3">Rotação simples a Esquerda</text:span></text:p>
          </draw:text-box>
        </draw:frame>
        <draw:custom-shape draw:style-name="gr21" draw:text-style-name="P3" draw:layer="layout" svg:width="1.367cm" svg:height="1.221cm" svg:x="13.326cm" svg:y="12.50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2" draw:text-style-name="P3" draw:layer="layout" svg:width="1.364cm" svg:height="1.222cm" svg:x="14.173cm" svg:y="16.885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1.367cm" svg:height="1.222cm" svg:x="15.463cm" svg:y="14.74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1" draw:text-style-name="P3" draw:layer="layout" svg:width="1.367cm" svg:height="1.221cm" svg:x="11.438cm" svg:y="14.646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14.591cm" svg:y1="13.526cm" svg:x2="14.826cm" svg:y2="16.944cm">
          <text:p/>
        </draw:line>
        <draw:line draw:style-name="gr4" draw:text-style-name="P4" draw:layer="layout" svg:x1="13.54cm" svg:y1="13.526cm" svg:x2="12.175cm" svg:y2="14.646cm">
          <text:p/>
        </draw:line>
        <draw:line draw:style-name="gr4" draw:text-style-name="P4" draw:layer="layout" svg:x1="16.691cm" svg:y1="15.766cm" svg:x2="17.321cm" svg:y2="17.089cm">
          <text:p/>
        </draw:line>
        <draw:line draw:style-name="gr4" draw:text-style-name="P4" draw:layer="layout" svg:x1="15.778cm" svg:y1="14.744cm" svg:x2="14.614cm" svg:y2="13.444cm">
          <text:p/>
        </draw:line>
        <draw:frame draw:style-name="gr11" draw:text-style-name="P6" draw:layer="layout" svg:width="0.813cm" svg:height="0.821cm" svg:x="13.566cm" svg:y="16.885cm">
          <draw:text-box>
            <text:p><text:span text:style-name="T2">h</text:span></text:p>
          </draw:text-box>
        </draw:frame>
        <draw:frame draw:style-name="gr5" draw:text-style-name="P6" draw:layer="layout" svg:width="1.659cm" svg:height="0.806cm" svg:x="17.64cm" svg:y="17.093cm">
          <draw:text-box>
            <text:p><text:span text:style-name="T2">h+1</text:span></text:p>
          </draw:text-box>
        </draw:frame>
        <draw:frame draw:style-name="gr13" draw:text-style-name="P7" draw:layer="layout" svg:width="0.969cm" svg:height="0.979cm" svg:x="13.516cm" svg:y="12.61cm">
          <draw:text-box>
            <text:p>A</text:p>
          </draw:text-box>
        </draw:frame>
        <draw:frame draw:style-name="gr14" draw:text-style-name="P7" draw:layer="layout" svg:width="0.979cm" svg:height="0.98cm" svg:x="15.716cm" svg:y="14.849cm">
          <draw:text-box>
            <text:p>B</text:p>
          </draw:text-box>
        </draw:frame>
        <draw:custom-shape draw:style-name="gr24" draw:text-style-name="P3" draw:layer="layout" svg:width="1.377cm" svg:height="1.2cm" svg:x="16.621cm" svg:y="17.044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3" draw:layer="layout" svg:width="1.4cm" svg:height="0.8cm" svg:x="8.899cm" svg:y="13.8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6" draw:layer="layout" svg:width="0.823cm" svg:height="0.806cm" svg:x="10.699cm" svg:y="14.544cm">
          <draw:text-box>
            <text:p><text:span text:style-name="T2">h</text:span></text:p>
          </draw:text-box>
        </draw:frame>
        <draw:custom-shape draw:style-name="gr26" draw:text-style-name="P3" draw:layer="layout" svg:width="1.314cm" svg:height="1.2cm" svg:x="23.648cm" svg:y="12.19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6" draw:text-style-name="P3" draw:layer="layout" svg:width="1.314cm" svg:height="1.2cm" svg:x="20.411cm" svg:y="16.599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3" draw:layer="layout" svg:width="1.314cm" svg:height="1.2cm" svg:x="22.832cm" svg:y="16.599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3" draw:layer="layout" svg:width="1.314cm" svg:height="1.2cm" svg:x="21.822cm" svg:y="14.39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7" draw:text-style-name="P3" draw:layer="layout" svg:width="1.328cm" svg:height="1.2cm" svg:x="25.46cm" svg:y="14.699cm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24.859cm" svg:y1="13.199cm" svg:x2="25.972cm" svg:y2="14.599cm">
          <text:p/>
        </draw:line>
        <draw:line draw:style-name="gr4" draw:text-style-name="P4" draw:layer="layout" svg:x1="23.847cm" svg:y1="13.199cm" svg:x2="22.531cm" svg:y2="14.299cm">
          <text:p/>
        </draw:line>
        <draw:line draw:style-name="gr4" draw:text-style-name="P4" draw:layer="layout" svg:x1="22.936cm" svg:y1="15.399cm" svg:x2="23.543cm" svg:y2="16.699cm">
          <text:p/>
        </draw:line>
        <draw:line draw:style-name="gr4" draw:text-style-name="P4" draw:layer="layout" svg:x1="22.025cm" svg:y1="15.399cm" svg:x2="21.114cm" svg:y2="16.499cm">
          <text:p/>
        </draw:line>
        <draw:frame draw:style-name="gr28" draw:text-style-name="P6" draw:layer="layout" svg:width="0.789cm" svg:height="1.006cm" svg:x="24.71cm" svg:y="11.699cm">
          <draw:text-box>
            <text:p text:style-name="P5"><text:span text:style-name="T2">0</text:span></text:p>
          </draw:text-box>
        </draw:frame>
        <draw:frame draw:style-name="gr25" draw:text-style-name="P6" draw:layer="layout" svg:width="0.789cm" svg:height="0.806cm" svg:x="23.869cm" svg:y="16.499cm">
          <draw:text-box>
            <text:p><text:span text:style-name="T2">h</text:span></text:p>
          </draw:text-box>
        </draw:frame>
        <draw:frame draw:style-name="gr29" draw:text-style-name="P6" draw:layer="layout" svg:width="1.356cm" svg:height="1.916cm" svg:x="26.843cm" svg:y="14.799cm">
          <draw:text-box>
            <text:p><text:span text:style-name="T2">h+1</text:span></text:p>
          </draw:text-box>
        </draw:frame>
        <draw:frame draw:style-name="gr30" draw:text-style-name="P7" draw:layer="layout" svg:width="0.94cm" svg:height="0.962cm" svg:x="22.002cm" svg:y="14.537cm">
          <draw:text-box>
            <text:p>A</text:p>
          </draw:text-box>
        </draw:frame>
        <draw:frame draw:style-name="gr30" draw:text-style-name="P7" draw:layer="layout" svg:width="0.94cm" svg:height="0.962cm" svg:x="23.745cm" svg:y="12.299cm">
          <draw:text-box>
            <text:p>B</text:p>
          </draw:text-box>
        </draw:frame>
        <draw:frame draw:style-name="gr25" draw:text-style-name="P6" draw:layer="layout" svg:width="0.788cm" svg:height="0.806cm" svg:x="22.901cm" svg:y="13.899cm">
          <draw:text-box>
            <text:p><text:span text:style-name="T2">0</text:span></text:p>
          </draw:text-box>
        </draw:frame>
        <draw:frame draw:style-name="gr25" draw:text-style-name="P6" draw:layer="layout" svg:width="0.788cm" svg:height="0.806cm" svg:x="19.899cm" svg:y="16.399cm">
          <draw:text-box>
            <text:p><text:span text:style-name="T2">h</text:span></text:p>
          </draw:text-box>
        </draw:frame>
        <draw:custom-shape draw:style-name="gr15" draw:text-style-name="P3" draw:layer="layout" svg:width="1.4cm" svg:height="0.8cm" svg:x="18.499cm" svg:y="13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2T13:37:14.036437834</meta:creation-date>
    <dc:date>2021-05-12T14:15:04.447483952</dc:date>
    <meta:editing-duration>PT12M56S</meta:editing-duration>
    <meta:editing-cycles>2</meta:editing-cycles>
    <meta:generator>LibreOffice/6.0.7.3$Linux_X86_64 LibreOffice_project/00m0$Build-3</meta:generator>
    <meta:document-statistic meta:object-count="98"/>
  </office:meta>
</office:document-meta>
</file>